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d5b" officeooo:paragraph-rsid="000d6d5b"/>
    </style:style>
    <style:style style:name="P2" style:family="paragraph" style:parent-style-name="Standard">
      <style:text-properties officeooo:rsid="000d6d5b" officeooo:paragraph-rsid="000d6d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shimar Condori Muñoz</text:p>
      <text:p text:style-name="P1"/>
      <text:p text:style-name="P1"/>
      <text:p text:style-name="P1">Informe Semanal 3:</text:p>
      <text:p text:style-name="P1"/>
      <text:p text:style-name="P1">1.</text:p>
      <text:p text:style-name="P1"/>
      <text:p text:style-name="P1">https://github.com/camunda/camunda-external-task-client-j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4:47:19.800532769</meta:creation-date>
    <dc:date>2023-03-03T16:31:12.332226714</dc:date>
    <meta:editing-duration>PT9M5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4" meta:word-count="8" meta:character-count="100" meta:non-whitespace-character-count="96"/>
  </office:meta>
</office:document-meta>
</file>